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p_sill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Universal</text:p>
          </table:table-cell>
          <table:table-cell office:value-type="float" office:value="0.2761" calcext:value-type="float">
            <text:p>0.2761</text:p>
          </table:table-cell>
          <table:table-cell office:value-type="float" office:value="1.19756" calcext:value-type="float">
            <text:p>1.19756</text:p>
          </table:table-cell>
          <table:table-cell office:value-type="float" office:value="185.334" calcext:value-type="float">
            <text:p>185.33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Ordinary</text:p>
          </table:table-cell>
          <table:table-cell office:value-type="float" office:value="0.40875" calcext:value-type="float">
            <text:p>0.40875</text:p>
          </table:table-cell>
          <table:table-cell office:value-type="float" office:value="0.59124" calcext:value-type="float">
            <text:p>0.59124</text:p>
          </table:table-cell>
          <table:table-cell office:value-type="float" office:value="287.964" calcext:value-type="float">
            <text:p>287.964</text:p>
          </table:table-cell>
          <table:table-cell office:value-type="float" office:value="0.3496" calcext:value-type="float">
            <text:p>0.3496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Ordinary</text:p>
          </table:table-cell>
          <table:table-cell office:value-type="float" office:value="0" calcext:value-type="float">
            <text:p>0</text:p>
          </table:table-cell>
          <table:table-cell office:value-type="float" office:value="0.0073277" calcext:value-type="float">
            <text:p>0.0073277</text:p>
          </table:table-cell>
          <table:table-cell office:value-type="float" office:value="185.334" calcext:value-type="float">
            <text:p>185.334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Simple</text:p>
          </table:table-cell>
          <table:table-cell office:value-type="float" office:value="0" calcext:value-type="float">
            <text:p>0</text:p>
          </table:table-cell>
          <table:table-cell office:value-type="float" office:value="0.66745" calcext:value-type="float">
            <text:p>0.66745</text:p>
          </table:table-cell>
          <table:table-cell office:value-type="float" office:value="208.496" calcext:value-type="float">
            <text:p>208.496</text:p>
          </table:table-cell>
          <table:table-cell office:value-type="float" office:value="0.4048" calcext:value-type="float">
            <text:p>0.404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Simple</text:p>
          </table:table-cell>
          <table:table-cell office:value-type="float" office:value="0.419" calcext:value-type="float">
            <text:p>0.419</text:p>
          </table:table-cell>
          <table:table-cell office:value-type="float" office:value="0.58816" calcext:value-type="float">
            <text:p>0.58816</text:p>
          </table:table-cell>
          <table:table-cell office:value-type="float" office:value="220.1418" calcext:value-type="float">
            <text:p>220.1418</text:p>
          </table:table-cell>
          <table:table-cell office:value-type="float" office:value="0.0684" calcext:value-type="float">
            <text:p>0.068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Ordinary</text:p>
          </table:table-cell>
          <table:table-cell office:value-type="float" office:value="0" calcext:value-type="float">
            <text:p>0</text:p>
          </table:table-cell>
          <table:table-cell office:value-type="float" office:value="0.0186687" calcext:value-type="float">
            <text:p>0.0186687</text:p>
          </table:table-cell>
          <table:table-cell office:value-type="float" office:value="210.3936" calcext:value-type="float">
            <text:p>210.3936</text:p>
          </table:table-cell>
          <table:table-cell office:value-type="float" office:value="0.501" calcext:value-type="float">
            <text:p>0.501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Simple</text:p>
          </table:table-cell>
          <table:table-cell office:value-type="float" office:value="0.43928" calcext:value-type="float">
            <text:p>0.43928</text:p>
          </table:table-cell>
          <table:table-cell office:value-type="float" office:value="0.5607" calcext:value-type="float">
            <text:p>0.5607</text:p>
          </table:table-cell>
          <table:table-cell office:value-type="float" office:value="307.7944" calcext:value-type="float">
            <text:p>307.7944</text:p>
          </table:table-cell>
          <table:table-cell office:value-type="float" office:value="0.48654" calcext:value-type="float">
            <text:p>0.48654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Ordinary</text:p>
          </table:table-cell>
          <table:table-cell office:value-type="float" office:value="1.4476" calcext:value-type="float">
            <text:p>1.4476</text:p>
          </table:table-cell>
          <table:table-cell office:value-type="float" office:value="7.4639" calcext:value-type="float">
            <text:p>7.4639</text:p>
          </table:table-cell>
          <table:table-cell office:value-type="float" office:value="352.048" calcext:value-type="float">
            <text:p>352.048</text:p>
          </table:table-cell>
          <table:table-cell office:value-type="float" office:value="0.5927" calcext:value-type="float">
            <text:p>0.5927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Universal</text:p>
          </table:table-cell>
          <table:table-cell office:value-type="float" office:value="2.70108" calcext:value-type="float">
            <text:p>2.70108</text:p>
          </table:table-cell>
          <table:table-cell office:value-type="float" office:value="0.0027" calcext:value-type="float">
            <text:p>0.0027</text:p>
          </table:table-cell>
          <table:table-cell office:value-type="float" office:value="210.3936" calcext:value-type="float">
            <text:p>210.3936</text:p>
          </table:table-cell>
          <table:table-cell office:value-type="float" office:value="0.6793" calcext:value-type="float">
            <text:p>0.6793</text:p>
          </table:table-cell>
        </table:table-row>
        <table:table-row table:style-name="ro1">
          <table:table-cell office:value-type="string" calcext:value-type="string">
            <text:p>h*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Simple</text:p>
          </table:table-cell>
          <table:table-cell office:value-type="float" office:value="0" calcext:value-type="float">
            <text:p>0</text:p>
          </table:table-cell>
          <table:table-cell office:value-type="float" office:value="1.10076" calcext:value-type="float">
            <text:p>1.10076</text:p>
          </table:table-cell>
          <table:table-cell office:value-type="float" office:value="185.3346" calcext:value-type="float">
            <text:p>185.3346</text:p>
          </table:table-cell>
          <table:table-cell office:value-type="float" office:value="0.2081" calcext:value-type="float">
            <text:p>0.2081</text:p>
          </table:table-cell>
        </table:table-row>
        <table:table-row table:style-name="ro1">
          <table:table-cell office:value-type="string" calcext:value-type="string">
            <text:p>b*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Simple</text:p>
          </table:table-cell>
          <table:table-cell office:value-type="float" office:value="0.15215" calcext:value-type="float">
            <text:p>0.15215</text:p>
          </table:table-cell>
          <table:table-cell office:value-type="float" office:value="0.76446" calcext:value-type="float">
            <text:p>0.76446</text:p>
          </table:table-cell>
          <table:table-cell office:value-type="float" office:value="199.264" calcext:value-type="float">
            <text:p>199.264</text:p>
          </table:table-cell>
          <table:table-cell office:value-type="float" office:value="0.2977" calcext:value-type="float">
            <text:p>0.2977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Ordinary</text:p>
          </table:table-cell>
          <table:table-cell office:value-type="float" office:value="1.42659" calcext:value-type="float">
            <text:p>1.42659</text:p>
          </table:table-cell>
          <table:table-cell office:value-type="float" office:value="26.1479" calcext:value-type="float">
            <text:p>26.1479</text:p>
          </table:table-cell>
          <table:table-cell office:value-type="float" office:value="550.8875" calcext:value-type="float">
            <text:p>550.8875</text:p>
          </table:table-cell>
          <table:table-cell office:value-type="float" office:value="0.8533" calcext:value-type="float">
            <text:p>0.853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Universal</text:p>
          </table:table-cell>
          <table:table-cell office:value-type="float" office:value="0" calcext:value-type="float">
            <text:p>0</text:p>
          </table:table-cell>
          <table:table-cell office:value-type="float" office:value="7.1764" calcext:value-type="float">
            <text:p>7.1764</text:p>
          </table:table-cell>
          <table:table-cell office:value-type="float" office:value="580.284" calcext:value-type="float">
            <text:p>580.284</text:p>
          </table:table-cell>
          <table:table-cell office:value-type="float" office:value="0.943" calcext:value-type="float">
            <text:p>0.943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Ordinary</text:p>
          </table:table-cell>
          <table:table-cell office:value-type="float" office:value="0.89926" calcext:value-type="float">
            <text:p>0.89926</text:p>
          </table:table-cell>
          <table:table-cell office:value-type="float" office:value="899.26" calcext:value-type="float">
            <text:p>899.26</text:p>
          </table:table-cell>
          <table:table-cell office:value-type="float" office:value="220.1418" calcext:value-type="float">
            <text:p>220.1418</text:p>
          </table:table-cell>
          <table:table-cell office:value-type="float" office:value="0.9508" calcext:value-type="float">
            <text:p>0.9508</text:p>
          </table:table-cell>
        </table:table-row>
        <table:table-row table:style-name="ro1">
          <table:table-cell office:value-type="string" calcext:value-type="string">
            <text:p>c*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Simple</text:p>
          </table:table-cell>
          <table:table-cell office:value-type="float" office:value="0.116419" calcext:value-type="float">
            <text:p>0.116419</text:p>
          </table:table-cell>
          <table:table-cell office:value-type="float" office:value="0.806029" calcext:value-type="float">
            <text:p>0.806029</text:p>
          </table:table-cell>
          <table:table-cell office:value-type="float" office:value="199.263" calcext:value-type="float">
            <text:p>199.263</text:p>
          </table:table-cell>
          <table:table-cell office:value-type="float" office:value="0.3039" calcext:value-type="float">
            <text:p>0.3039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Ordinary</text:p>
          </table:table-cell>
          <table:table-cell office:value-type="float" office:value="0" calcext:value-type="float">
            <text:p>0</text:p>
          </table:table-cell>
          <table:table-cell office:value-type="float" office:value="0.793527" calcext:value-type="float">
            <text:p>0.793527</text:p>
          </table:table-cell>
          <table:table-cell office:value-type="float" office:value="222.3105" calcext:value-type="float">
            <text:p>222.3105</text:p>
          </table:table-cell>
          <table:table-cell office:value-type="float" office:value="0.2844" calcext:value-type="float">
            <text:p>0.2844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Ordinary</text:p>
          </table:table-cell>
          <table:table-cell office:value-type="float" office:value="0" calcext:value-type="float">
            <text:p>0</text:p>
          </table:table-cell>
          <table:table-cell office:value-type="float" office:value="2.14088" calcext:value-type="float">
            <text:p>2.14088</text:p>
          </table:table-cell>
          <table:table-cell office:value-type="float" office:value="298.4868" calcext:value-type="float">
            <text:p>298.4868</text:p>
          </table:table-cell>
          <table:table-cell office:value-type="float" office:value="0.0688" calcext:value-type="float">
            <text:p>0.068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Ordinary</text:p>
          </table:table-cell>
          <table:table-cell office:value-type="float" office:value="0" calcext:value-type="float">
            <text:p>0</text:p>
          </table:table-cell>
          <table:table-cell office:value-type="float" office:value="39.1513" calcext:value-type="float">
            <text:p>39.1513</text:p>
          </table:table-cell>
          <table:table-cell office:value-type="float" office:value="312.2559" calcext:value-type="float">
            <text:p>312.2559</text:p>
          </table:table-cell>
          <table:table-cell office:value-type="float" office:value="0.1738" calcext:value-type="float">
            <text:p>0.1738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Ordinary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1288" calcext:value-type="float">
            <text:p>0.01288</text:p>
          </table:table-cell>
          <table:table-cell office:value-type="float" office:value="237.454227" calcext:value-type="float">
            <text:p>237.454227</text:p>
          </table:table-cell>
          <table:table-cell office:value-type="float" office:value="0.17306" calcext:value-type="float">
            <text:p>0.17306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Ordinary</text:p>
          </table:table-cell>
          <table:table-cell office:value-type="float" office:value="3.07588" calcext:value-type="float">
            <text:p>3.07588</text:p>
          </table:table-cell>
          <table:table-cell office:value-type="float" office:value="4.3361" calcext:value-type="float">
            <text:p>4.3361</text:p>
          </table:table-cell>
          <table:table-cell office:value-type="float" office:value="176.3949" calcext:value-type="float">
            <text:p>176.3949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Universal</text:p>
          </table:table-cell>
          <table:table-cell office:value-type="float" office:value="6.7306" calcext:value-type="float">
            <text:p>6.7306</text:p>
          </table:table-cell>
          <table:table-cell office:value-type="float" office:value="9.06188" calcext:value-type="float">
            <text:p>9.06188</text:p>
          </table:table-cell>
          <table:table-cell office:value-type="float" office:value="187.109" calcext:value-type="float">
            <text:p>187.109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Ordinary</text:p>
          </table:table-cell>
          <table:table-cell office:value-type="float" office:value="0.00256" calcext:value-type="float">
            <text:p>0.00256</text:p>
          </table:table-cell>
          <table:table-cell office:value-type="float" office:value="0.00265" calcext:value-type="float">
            <text:p>0.00265</text:p>
          </table:table-cell>
          <table:table-cell office:value-type="float" office:value="224.255" calcext:value-type="float">
            <text:p>224.255</text:p>
          </table:table-cell>
          <table:table-cell office:value-type="float" office:value="0.1644" calcext:value-type="float">
            <text:p>0.1644</text:p>
          </table:table-cell>
        </table:table-row>
        <table:table-row table:style-name="ro1">
          <table:table-cell office:value-type="string" calcext:value-type="string">
            <text:p>h*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Universal</text:p>
          </table:table-cell>
          <table:table-cell office:value-type="float" office:value="0" calcext:value-type="float">
            <text:p>0</text:p>
          </table:table-cell>
          <table:table-cell office:value-type="float" office:value="0.002343" calcext:value-type="float">
            <text:p>0.002343</text:p>
          </table:table-cell>
          <table:table-cell office:value-type="float" office:value="229.70233" calcext:value-type="float">
            <text:p>229.70233</text:p>
          </table:table-cell>
          <table:table-cell office:value-type="float" office:value="0.2792" calcext:value-type="float">
            <text:p>0.279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Ordinary</text:p>
          </table:table-cell>
          <table:table-cell office:value-type="float" office:value="1.5889" calcext:value-type="float">
            <text:p>1.5889</text:p>
          </table:table-cell>
          <table:table-cell office:value-type="float" office:value="1.0914" calcext:value-type="float">
            <text:p>1.0914</text:p>
          </table:table-cell>
          <table:table-cell office:value-type="float" office:value="268.59308" calcext:value-type="float">
            <text:p>268.59308</text:p>
          </table:table-cell>
          <table:table-cell office:value-type="float" office:value="0.1924" calcext:value-type="float">
            <text:p>0.1924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Simple</text:p>
          </table:table-cell>
          <table:table-cell office:value-type="float" office:value="0.3673" calcext:value-type="float">
            <text:p>0.3673</text:p>
          </table:table-cell>
          <table:table-cell office:value-type="float" office:value="0.681338" calcext:value-type="float">
            <text:p>0.681338</text:p>
          </table:table-cell>
          <table:table-cell office:value-type="float" office:value="228.5716" calcext:value-type="float">
            <text:p>228.5716</text:p>
          </table:table-cell>
          <table:table-cell office:value-type="float" office:value="0.37" calcext:value-type="float">
            <text:p>0.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16:27:52.607579893</meta:creation-date>
    <dc:date>2024-05-31T15:43:55.457491666</dc:date>
    <meta:editing-duration>PT54M26S</meta:editing-duration>
    <meta:editing-cycles>13</meta:editing-cycles>
    <meta:generator>LibreOffice/7.3.7.2$Linux_X86_64 LibreOffice_project/30$Build-2</meta:generator>
    <meta:document-statistic meta:table-count="1" meta:cell-count="182" meta:object-count="0"/>
  </office:meta>
</office:document-meta>
</file>